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894cm" fo:min-width="2.89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788cm" fo:min-width="7.038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35.092cm" fo:min-width="18.842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4.274cm"/>
      <style:paragraph-properties style:writing-mode="lr-tb"/>
    </style:style>
    <style:style style:name="gr5" style:family="graphic" style:parent-style-name="standard">
      <style:graphic-properties draw:marker-end="Concav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3.03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88cm" fo:min-width="4.27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12cm" fo:min-width="4.2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cm" svg:height="1.25cm" svg:x="11cm" svg:y="3cm">
          <text:p text:style-name="P1">challeng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cm" svg:height="1.25cm" svg:x="15.25cm" svg:y="3cm">
          <text:p text:style-name="P1">incid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5cm" svg:height="3.25cm" svg:x="11cm" svg:y="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5cm" svg:height="35.5cm" svg:x="5.25cm" svg:y="5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6.75cm" svg:height="2cm" svg:x="11.5cm" svg:y="5.286cm">
          <text:p text:style-name="P3"><text:span text:style-name="T1">postMessageWithContentH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6.75cm" svg:height="2cm" svg:x="11.5cm" svg:y="8cm">
          <text:p text:style-name="P3"><text:span text:style-name="T1">delayShowCh</text:span><text:span text:style-name="T1">allenge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875cm" svg:y1="7.286cm" svg:x2="14.875cm" svg:y2="8cm" draw:start-shape="id1" draw:start-glue-point="8" draw:end-shape="id2" draw:end-glue-point="4" svg:d="M14875 7286v714" svg:viewBox="0 0 1 715">
          <text:p/>
        </draw:connector>
        <draw:custom-shape draw:style-name="gr4" draw:text-style-name="P3" xml:id="id3" draw:id="id3" draw:layer="layout" svg:width="6.75cm" svg:height="2cm" svg:x="11.5cm" svg:y="10.75cm">
          <text:p text:style-name="P3"><text:span text:style-name="T1">получение </text:span><text:span text:style-name="T1">challenge, 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875cm" svg:y1="10cm" svg:x2="14.875cm" svg:y2="10.75cm" draw:start-shape="id2" draw:start-glue-point="8" draw:end-shape="id3" draw:end-glue-point="4" svg:d="M14875 10000v750" svg:viewBox="0 0 1 751">
          <text:p/>
        </draw:connector>
        <draw:connector draw:style-name="gr5" draw:text-style-name="P1" draw:layer="layout" draw:line-skew="6.447cm" svg:x1="18.75cm" svg:y1="3.625cm" svg:x2="18.25cm" svg:y2="11.75cm" draw:start-shape="id4" draw:start-glue-point="1" draw:end-shape="id3" draw:end-glue-point="10" svg:d="M18750 3625h7000v8125h-7500" svg:viewBox="0 0 7501 8126">
          <text:p/>
        </draw:connector>
        <draw:connector draw:style-name="gr5" draw:text-style-name="P1" draw:layer="layout" draw:line-skew="-6.197cm" svg:x1="11cm" svg:y1="3.625cm" svg:x2="11.5cm" svg:y2="11.75cm" draw:start-shape="id5" draw:end-shape="id3" draw:end-glue-point="6" svg:d="M11000 3625h-6750v8125h7250" svg:viewBox="0 0 7251 8126">
          <text:p/>
        </draw:connector>
        <draw:custom-shape draw:style-name="gr4" draw:text-style-name="P3" xml:id="id8" draw:id="id8" draw:layer="layout" svg:width="6.75cm" svg:height="2cm" svg:x="11.5cm" svg:y="16.25cm">
          <text:p text:style-name="P3"><text:span text:style-name="T1">runChallen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75cm" svg:height="2cm" svg:x="11.501cm" svg:y="10.751cm">
          <text:p text:style-name="P3"><text:span text:style-name="T1">получение challenge, 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75cm" svg:height="2cm" svg:x="11.501cm" svg:y="10.751cm">
          <text:p text:style-name="P3"><text:span text:style-name="T1">получение challenge, 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75cm" svg:height="2cm" svg:x="11.501cm" svg:y="10.751cm">
          <text:p text:style-name="P3"><text:span text:style-name="T1">получение challenge, 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6.75cm" svg:height="2cm" svg:x="11.501cm" svg:y="10.751cm">
          <text:p text:style-name="P3"><text:span text:style-name="T1">получение challenge, 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6.75cm" svg:height="2cm" svg:x="11.5cm" svg:y="13.5cm">
          <text:p text:style-name="P3"><text:span text:style-name="T1">извлечение token, inciden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876cm" svg:y1="12.751cm" svg:x2="14.875cm" svg:y2="13.5cm" draw:start-shape="id6" draw:start-glue-point="8" draw:end-shape="id7" draw:end-glue-point="4" svg:d="M14876 12751v375h-1v374" svg:viewBox="0 0 2 750">
          <text:p/>
        </draw:connector>
        <draw:connector draw:style-name="gr5" draw:text-style-name="P1" draw:layer="layout" svg:x1="14.875cm" svg:y1="15.5cm" svg:x2="14.875cm" svg:y2="16.25cm" draw:start-shape="id7" draw:start-glue-point="8" draw:end-shape="id8" draw:end-glue-point="4" svg:d="M14875 15500v750" svg:viewBox="0 0 1 751">
          <text:p/>
        </draw:connector>
        <draw:custom-shape draw:style-name="gr6" draw:text-style-name="P1" xml:id="id9" draw:id="id9" draw:layer="layout" svg:width="5cm" svg:height="1.25cm" svg:x="5.75cm" svg:y="18.75cm">
          <text:p text:style-name="P1">успех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cm" svg:height="1.25cm" svg:x="19.25cm" svg:y="18.75cm">
          <text:p text:style-name="P1">ошибка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875cm" svg:y1="18.25cm" svg:x2="10.75cm" svg:y2="19.375cm" draw:start-shape="id8" draw:start-glue-point="8" draw:end-shape="id9" draw:end-glue-point="1" svg:d="M14875 18250v1125h-4125" svg:viewBox="0 0 4126 1126">
          <text:p/>
        </draw:connector>
        <draw:connector draw:style-name="gr5" draw:text-style-name="P1" draw:layer="layout" svg:x1="14.875cm" svg:y1="18.25cm" svg:x2="19.25cm" svg:y2="19.375cm" draw:start-shape="id8" draw:start-glue-point="8" draw:end-shape="id10" draw:end-glue-point="3" svg:d="M14875 18250v1125h4375" svg:viewBox="0 0 4376 1126">
          <text:p/>
        </draw:connector>
        <draw:custom-shape draw:style-name="gr7" draw:text-style-name="P3" xml:id="id11" draw:id="id11" draw:layer="layout" svg:width="5cm" svg:height="2cm" svg:x="19.25cm" svg:y="20.75cm">
          <text:p text:style-name="P3"><text:span text:style-name="T1">вывод </text:span><text:span text:style-name="T1">ошиб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1.75cm" svg:y1="20cm" svg:x2="21.75cm" svg:y2="20.75cm" draw:start-shape="id10" draw:start-glue-point="2" draw:end-shape="id11" draw:end-glue-point="4" svg:d="M21750 20000v750" svg:viewBox="0 0 1 751">
          <text:p/>
        </draw:connector>
        <draw:custom-shape draw:style-name="gr7" draw:text-style-name="P3" xml:id="id13" draw:id="id13" draw:layer="layout" svg:width="5cm" svg:height="2cm" svg:x="5.75cm" svg:y="20.75cm">
          <text:p text:style-name="P3"><text:span text:style-name="T1">извлечение</text:span></text:p>
          <text:p text:style-name="P3"><text:span text:style-name="T1">token_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2" draw:id="id12" draw:layer="layout" svg:width="5cm" svg:height="2cm" svg:x="19.25cm" svg:y="23.5cm">
          <text:p text:style-name="P3"><text:span text:style-name="T1">создание error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1.75cm" svg:y1="22.75cm" svg:x2="21.75cm" svg:y2="23.5cm" draw:start-shape="id11" draw:start-glue-point="8" draw:end-shape="id12" draw:end-glue-point="4" svg:d="M21750 22750v750" svg:viewBox="0 0 1 751">
          <text:p/>
        </draw:connector>
        <draw:connector draw:style-name="gr5" draw:text-style-name="P1" draw:layer="layout" svg:x1="8.25cm" svg:y1="20cm" svg:x2="8.25cm" svg:y2="20.75cm" draw:start-shape="id9" draw:start-glue-point="2" draw:end-shape="id13" draw:end-glue-point="4" svg:d="M8250 20000v750" svg:viewBox="0 0 1 751">
          <text:p/>
        </draw:connector>
        <draw:custom-shape draw:style-name="gr7" draw:text-style-name="P3" xml:id="id14" draw:id="id14" draw:layer="layout" svg:width="5cm" svg:height="2cm" svg:x="19.25cm" svg:y="26.25cm">
          <text:p text:style-name="P3"><text:span text:style-name="T1">создание отве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1.75cm" svg:y1="25.5cm" svg:x2="21.75cm" svg:y2="26.25cm" draw:start-shape="id12" draw:start-glue-point="8" draw:end-shape="id14" draw:end-glue-point="4" svg:d="M21750 25500v750" svg:viewBox="0 0 1 751">
          <text:p/>
        </draw:connector>
        <draw:custom-shape draw:style-name="gr7" draw:text-style-name="P3" xml:id="id15" draw:id="id15" draw:layer="layout" svg:width="5cm" svg:height="2cm" svg:x="5.75cm" svg:y="23.5cm">
          <text:p text:style-name="P3"><text:span text:style-name="T1">с</text:span><text:span text:style-name="T1">оз</text:span><text:span text:style-name="T1">д</text:span><text:span text:style-name="T1">а</text:span><text:span text:style-name="T1">н</text:span><text:span text:style-name="T1">и</text:span><text:span text:style-name="T1">е </text:span><text:span text:style-name="T1">о</text:span><text:span text:style-name="T1">т</text:span><text:span text:style-name="T1">в</text:span><text:span text:style-name="T1">ет</text:span><text:span text:style-name="T1">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25cm" svg:y1="22.75cm" svg:x2="8.25cm" svg:y2="23.5cm" draw:start-shape="id13" draw:start-glue-point="8" draw:end-shape="id15" draw:end-glue-point="4" svg:d="M8250 22750v750" svg:viewBox="0 0 1 751">
          <text:p/>
        </draw:connector>
        <draw:custom-shape draw:style-name="gr8" draw:text-style-name="P3" xml:id="id16" draw:id="id16" draw:layer="layout" svg:width="6.75cm" svg:height="1.75cm" svg:x="11.75cm" svg:y="29.25cm">
          <text:p text:style-name="P3"><text:span text:style-name="T1">извлечение </text:span><text:span text:style-name="T1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25cm" svg:y1="25.5cm" svg:x2="11.75cm" svg:y2="30.125cm" draw:start-shape="id15" draw:start-glue-point="8" draw:end-shape="id16" draw:end-glue-point="6" svg:d="M8250 25500v4625h3500" svg:viewBox="0 0 3501 4626">
          <text:p/>
        </draw:connector>
        <draw:connector draw:style-name="gr5" draw:text-style-name="P1" draw:layer="layout" svg:x1="21.75cm" svg:y1="28.25cm" svg:x2="18.5cm" svg:y2="30.125cm" draw:start-shape="id14" draw:start-glue-point="8" draw:end-shape="id16" draw:end-glue-point="10" svg:d="M21750 28250v1875h-3250" svg:viewBox="0 0 3251 1876">
          <text:p/>
        </draw:connector>
        <draw:custom-shape draw:style-name="gr9" draw:text-style-name="P3" xml:id="id17" draw:id="id17" draw:layer="layout" svg:width="6.75cm" svg:height="1.5cm" svg:x="11.75cm" svg:y="31.75cm">
          <text:p text:style-name="P3"><text:span text:style-name="T1">получение </text:span><text:span text:style-name="T1">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125cm" svg:y1="31cm" svg:x2="15.125cm" svg:y2="31.75cm" draw:start-shape="id16" draw:start-glue-point="8" draw:end-shape="id17" draw:end-glue-point="4" svg:d="M15125 31000v750" svg:viewBox="0 0 1 751">
          <text:p/>
        </draw:connector>
        <draw:custom-shape draw:style-name="gr9" draw:text-style-name="P3" xml:id="id18" draw:id="id18" draw:layer="layout" svg:width="6.75cm" svg:height="1.5cm" svg:x="11.75cm" svg:y="34cm">
          <text:p text:style-name="P3"><text:span text:style-name="T1">sendCandi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125cm" svg:y1="33.25cm" svg:x2="15.125cm" svg:y2="34cm" draw:start-shape="id17" draw:start-glue-point="8" draw:end-shape="id18" draw:end-glue-point="4" svg:d="M15125 33250v750" svg:viewBox="0 0 1 751">
          <text:p/>
        </draw:connector>
        <draw:custom-shape draw:style-name="gr6" draw:text-style-name="P1" xml:id="id19" draw:id="id19" draw:layer="layout" svg:width="5cm" svg:height="1.25cm" svg:x="6cm" svg:y="35.5cm">
          <text:p text:style-name="P1">mobile mode</text:p>
          <draw:enhanced-geometry svg:viewBox="0 0 21600 21600" draw:type="rectangle" draw:enhanced-path="M 0 0 L 21600 0 21600 21600 0 21600 0 0 Z N"/>
        </draw:custom-shape>
        <draw:custom-shape draw:style-name="gr6" draw:text-style-name="P1" xml:id="id20" draw:id="id20" draw:layer="layout" svg:width="5cm" svg:height="1.25cm" svg:x="19.25cm" svg:y="35.5cm">
          <text:p text:style-name="P1">web mod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75cm" svg:y1="34.75cm" svg:x2="8.5cm" svg:y2="35.5cm" draw:start-shape="id18" draw:start-glue-point="6" draw:end-shape="id19" draw:end-glue-point="0" svg:d="M11750 34750h-3250v750" svg:viewBox="0 0 3251 751">
          <text:p/>
        </draw:connector>
        <draw:connector draw:style-name="gr5" draw:text-style-name="P1" draw:layer="layout" svg:x1="18.5cm" svg:y1="34.75cm" svg:x2="21.75cm" svg:y2="35.5cm" draw:start-shape="id18" draw:start-glue-point="10" draw:end-shape="id20" draw:end-glue-point="0" svg:d="M18500 34750h3250v750" svg:viewBox="0 0 3251 751">
          <text:p/>
        </draw:connector>
        <draw:custom-shape draw:style-name="gr7" draw:text-style-name="P3" xml:id="id21" draw:id="id21" draw:layer="layout" svg:width="5cm" svg:height="2cm" svg:x="6cm" svg:y="37.75cm">
          <text:p text:style-name="P3"><text:span text:style-name="T1">handleMo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5cm" svg:height="2cm" svg:x="19.25cm" svg:y="37.75cm">
          <text:p text:style-name="P3"><text:span text:style-name="T1">handle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8.5cm" svg:y1="36.75cm" svg:x2="8.5cm" svg:y2="37.75cm" draw:start-shape="id19" draw:start-glue-point="2" draw:end-shape="id21" draw:end-glue-point="4" svg:d="M8500 36750v1000" svg:viewBox="0 0 1 1001">
          <text:p/>
        </draw:connector>
        <draw:connector draw:style-name="gr5" draw:text-style-name="P1" draw:layer="layout" svg:x1="21.75cm" svg:y1="36.75cm" svg:x2="21.75cm" svg:y2="37.75cm" draw:start-shape="id20" draw:start-glue-point="2" draw:end-shape="id22" draw:end-glue-point="4" svg:d="M21750 36750v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7T19:19:00.237188940</meta:creation-date>
    <dc:date>2024-12-17T19:51:08.808696899</dc:date>
    <meta:editing-duration>PT31M55S</meta:editing-duration>
    <meta:editing-cycles>34</meta:editing-cycles>
    <meta:generator>LibreOffice/7.3.7.2$Linux_X86_64 LibreOffice_project/30$Build-2</meta:generator>
    <meta:document-statistic meta:object-count="48"/>
  </office:meta>
</office:document-meta>
</file>